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2024-11-19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2023-10-31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8968" calcext:value-type="float">
            <text:p>54.9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2020-11-20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1496" calcext:value-type="float">
            <text:p>50.8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2019-10-07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201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2017-10-04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2016-10-1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7392" calcext:value-type="float">
            <text:p>45.4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2015-10-27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2014-10-06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2013-11-11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2012-10-11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201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2011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201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200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8352" calcext:value-type="float">
            <text:p>49.2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200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200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200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200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2004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200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200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200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200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199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199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1996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1994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1994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199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199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199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1990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198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1988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1987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198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12603</text:p>
          </table:table-cell>
          <table:table-cell office:value-type="string" calcext:value-type="string">
            <text:p>1985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